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tarSymbol" svg:font-family="Star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Itálico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.873cm" fo:margin-right="0cm" fo:text-align="justify" style:justify-single-word="false" fo:text-indent="-0.026cm" style:auto-text-indent="false"/>
      <style:text-properties officeooo:paragraph-rsid="00092987"/>
    </style:style>
    <style:style style:name="P2" style:family="paragraph" style:parent-style-name="Text_20_body">
      <style:paragraph-properties fo:margin-left="0.873cm" fo:margin-right="0cm" fo:text-align="justify" style:justify-single-word="false" fo:text-indent="-0.026cm" style:auto-text-indent="false"/>
      <style:text-properties style:font-name="Times New Roman" fo:font-size="12pt" officeooo:paragraph-rsid="00092987" style:font-size-asian="12pt" style:font-size-complex="12pt"/>
    </style:style>
    <style:style style:name="P3" style:family="paragraph" style:parent-style-name="Text_20_body">
      <style:paragraph-properties fo:margin-left="0.873cm" fo:margin-right="0cm" fo:text-align="start" style:justify-single-word="false" fo:text-indent="-0.026cm" style:auto-text-indent="false"/>
      <style:text-properties style:font-name="Times New Roman" fo:font-size="12pt" officeooo:paragraph-rsid="00092987" style:font-size-asian="12pt" style:font-size-complex="12pt"/>
    </style:style>
    <style:style style:name="P4" style:family="paragraph" style:parent-style-name="Text_20_body">
      <style:paragraph-properties fo:margin-left="0.873cm" fo:margin-right="0cm" fo:text-align="justify" style:justify-single-word="false" fo:text-indent="-0.026cm" style:auto-text-indent="false"/>
      <style:text-properties style:font-name="Times New Roman" fo:font-size="12pt" officeooo:paragraph-rsid="00092987" style:font-name-asian="Times New Roman" style:font-size-asian="12pt" style:language-asian="ar" style:country-asian="SA" style:font-size-complex="12pt"/>
    </style:style>
    <style:style style:name="P5" style:family="paragraph" style:parent-style-name="Text_20_body">
      <style:paragraph-properties fo:margin-left="0.873cm" fo:margin-right="0cm" fo:text-align="start" style:justify-single-word="false" fo:text-indent="-0.026cm" style:auto-text-indent="false"/>
      <style:text-properties officeooo:paragraph-rsid="00092987"/>
    </style:style>
    <style:style style:name="P6" style:family="paragraph" style:parent-style-name="Text_20_body">
      <style:paragraph-properties fo:margin-left="1.64cm" fo:margin-right="0cm" fo:text-indent="0.026cm" style:auto-text-indent="false">
        <style:tab-stops>
          <style:tab-stop style:position="0cm"/>
        </style:tab-stops>
      </style:paragraph-properties>
      <style:text-properties officeooo:paragraph-rsid="00092987"/>
    </style:style>
    <style:style style:name="P7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2pt" officeooo:paragraph-rsid="00092987" style:font-size-asian="12pt" style:font-size-complex="12pt"/>
    </style:style>
    <style:style style:name="P8" style:family="paragraph" style:parent-style-name="Contents_20_2">
      <style:paragraph-properties>
        <style:tab-stops>
          <style:tab-stop style:position="15.739cm" style:type="right" style:leader-style="dotted" style:leader-text="."/>
        </style:tab-stops>
      </style:paragraph-properties>
      <style:text-properties officeooo:paragraph-rsid="00092987"/>
    </style:style>
    <style:style style:name="P9" style:family="paragraph" style:parent-style-name="Contents_20_1">
      <style:paragraph-properties fo:break-before="page">
        <style:tab-stops>
          <style:tab-stop style:position="16.238cm" style:type="right" style:leader-style="dotted" style:leader-text="."/>
        </style:tab-stops>
      </style:paragraph-properties>
      <style:text-properties officeooo:paragraph-rsid="00092987"/>
    </style:style>
    <style:style style:name="P10" style:family="paragraph" style:parent-style-name="Text_20_body" style:list-style-name="L1">
      <style:paragraph-properties fo:margin-left="1.614cm" fo:margin-right="0cm" fo:text-align="justify" style:justify-single-word="false" fo:text-indent="-0.741cm" style:auto-text-indent="false">
        <style:tab-stops>
          <style:tab-stop style:position="-0.026cm"/>
        </style:tab-stops>
      </style:paragraph-properties>
      <style:text-properties officeooo:paragraph-rsid="00092987"/>
    </style:style>
    <style:style style:name="P11" style:family="paragraph" style:parent-style-name="Text_20_body" style:list-style-name="L3">
      <style:paragraph-properties fo:margin-left="2.501cm" fo:margin-right="0cm" fo:margin-top="0cm" fo:margin-bottom="0cm" loext:contextual-spacing="false" fo:text-indent="-0.635cm" style:auto-text-indent="false">
        <style:tab-stops>
          <style:tab-stop style:position="2.494cm"/>
        </style:tab-stops>
      </style:paragraph-properties>
      <style:text-properties style:font-name="Times New Roman" fo:font-size="12pt" officeooo:paragraph-rsid="00092987" style:font-size-asian="12pt" style:font-size-complex="12pt"/>
    </style:style>
    <style:style style:name="P12" style:family="paragraph" style:parent-style-name="Text_20_body" style:list-style-name="L4">
      <style:paragraph-properties fo:margin-left="0.873cm" fo:margin-right="0cm" fo:text-align="justify" style:justify-single-word="false" fo:text-indent="-0.026cm" style:auto-text-indent="false"/>
      <style:text-properties officeooo:paragraph-rsid="00092987"/>
    </style:style>
    <style:style style:name="P13" style:family="paragraph" style:parent-style-name="Text_20_body" style:list-style-name="L4">
      <style:paragraph-properties fo:margin-left="0.873cm" fo:margin-right="0cm" fo:text-align="justify" style:justify-single-word="false" fo:text-indent="-0.026cm" style:auto-text-indent="false"/>
      <style:text-properties style:font-name="Times New Roman" fo:font-size="12pt" officeooo:paragraph-rsid="00092987" style:font-size-asian="12pt" style:font-size-complex="12pt"/>
    </style:style>
    <style:style style:name="P14" style:family="paragraph" style:parent-style-name="Text_20_body">
      <style:paragraph-properties fo:margin-left="0.873cm" fo:margin-right="0cm" fo:text-align="start" style:justify-single-word="false" fo:text-indent="-0.026cm" style:auto-text-indent="false"/>
      <style:text-properties officeooo:paragraph-rsid="00092987"/>
    </style:style>
    <style:style style:name="P15" style:family="paragraph" style:parent-style-name="Heading_20_1">
      <style:text-properties style:font-name="Times New Roman" officeooo:paragraph-rsid="00092987"/>
    </style:style>
    <style:style style:name="P16" style:family="paragraph" style:parent-style-name="Heading_20_2">
      <style:text-properties style:font-name="Times New Roman" fo:font-size="13pt" fo:font-style="normal" fo:font-weight="bold" officeooo:paragraph-rsid="00092987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Heading_20_2">
      <style:paragraph-properties fo:margin-top="0.423cm" fo:margin-bottom="0.212cm" loext:contextual-spacing="false" fo:keep-with-next="always"/>
      <style:text-properties style:font-name="Times New Roman" fo:font-size="13pt" fo:font-style="normal" officeooo:paragraph-rsid="00092987" style:font-name-asian="DejaVu Sans" style:font-size-asian="13pt" style:font-style-asian="normal" style:font-name-complex="DejaVu Sans" style:font-size-complex="13pt" style:font-style-complex="normal"/>
    </style:style>
    <style:style style:name="P18" style:family="paragraph" style:parent-style-name="Heading_20_2">
      <style:paragraph-properties fo:margin-top="0.423cm" fo:margin-bottom="0.212cm" loext:contextual-spacing="false" fo:keep-with-next="always"/>
      <style:text-properties style:font-name="Times New Roman" fo:font-size="13pt" fo:font-style="normal" officeooo:paragraph-rsid="00092987" fo:background-color="transparent" style:font-name-asian="DejaVu Sans" style:font-size-asian="13pt" style:font-style-asian="normal" style:font-name-complex="DejaVu Sans" style:font-size-complex="13pt" style:font-style-complex="normal"/>
    </style:style>
    <style:style style:name="P19" style:family="paragraph" style:parent-style-name="Itens" style:list-style-name="L2">
      <style:paragraph-properties fo:margin-left="2.037cm" fo:margin-right="0cm" fo:text-indent="-0.714cm" style:auto-text-indent="false">
        <style:tab-stops>
          <style:tab-stop style:position="2.117cm"/>
        </style:tab-stops>
      </style:paragraph-properties>
      <style:text-properties style:font-name="Times New Roman" fo:font-size="12pt" officeooo:paragraph-rsid="00092987" style:font-size-asian="12pt" style:font-size-complex="12pt"/>
    </style:style>
    <style:style style:name="P20" style:family="paragraph" style:parent-style-name="Itens" style:list-style-name="L2">
      <style:paragraph-properties fo:margin-left="2.037cm" fo:margin-right="0cm" fo:text-indent="-0.714cm" style:auto-text-indent="false">
        <style:tab-stops>
          <style:tab-stop style:position="2.117cm"/>
        </style:tab-stops>
      </style:paragraph-properties>
      <style:text-properties officeooo:paragraph-rsid="00092987"/>
    </style:style>
    <style:style style:name="P21" style:family="paragraph" style:parent-style-name="Contents_20_2">
      <style:paragraph-properties>
        <style:tab-stops>
          <style:tab-stop style:position="15.739cm" style:type="right" style:leader-style="dotted" style:leader-text="."/>
        </style:tab-stops>
      </style:paragraph-properties>
      <style:text-properties style:font-name="Times New Roman" officeooo:paragraph-rsid="00092987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style:text-underline-style="none" style:font-size-asian="12pt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size-complex="12pt"/>
    </style:style>
    <style:style style:name="T4" style:family="text">
      <style:text-properties style:font-name="Times New Roman" fo:font-size="12pt" fo:background-color="#ffff00" loext:char-shading-value="0" style:font-size-asian="12pt" style:font-size-complex="12pt"/>
    </style:style>
    <style:style style:name="T5" style:family="text">
      <style:text-properties style:font-name="Times New Roman" fo:font-size="12pt" officeooo:rsid="000a0132" fo:background-color="#ffff00" loext:char-shading-value="0" style:font-size-asian="12pt" style:font-size-complex="12pt"/>
    </style:style>
    <style:style style:name="T6" style:family="text">
      <style:text-properties style:font-name="Times New Roman" fo:font-size="12pt" style:font-name-asian="Times New Roman" style:font-size-asian="12pt" style:language-asian="ar" style:country-asian="SA" style:font-size-complex="12pt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background-color="transparent" loext:char-shading-value="0" style:font-size-asian="12pt" style:font-size-complex="12pt"/>
    </style:style>
    <style:style style:name="T9" style:family="text">
      <style:text-properties style:font-name="Times New Roman" fo:font-size="12pt" fo:background-color="transparent" loext:char-shading-value="0" style:font-size-asian="12pt" style:font-size-complex="12pt"/>
    </style:style>
    <style:style style:name="T10" style:family="text">
      <style:text-properties style:font-name="Times New Roman" fo:font-size="12pt" officeooo:rsid="000a0132" fo:background-color="transparent" loext:char-shading-value="0" style:font-size-asian="12pt" style:font-size-complex="12pt"/>
    </style:style>
    <style:style style:name="T11" style:family="text">
      <style:text-properties style:font-name="Times New Roman" fo:font-size="12pt" officeooo:rsid="000a0132" fo:background-color="transparent" loext:char-shading-value="0" style:font-size-asian="12pt" style:font-size-complex="12pt"/>
    </style:style>
    <style:style style:name="T12" style:family="text">
      <style:text-properties style:use-window-font-color="true" style:font-name="Times New Roman" fo:font-size="12pt" style:text-underline-style="none" style:font-size-asian="12pt" style:font-size-complex="12pt"/>
    </style:style>
    <style:style style:name="T13" style:family="text">
      <style:text-properties style:use-window-font-color="true" style:font-name="Times New Roman" fo:font-size="12pt" fo:font-style="italic" style:text-underline-style="none" style:font-size-asian="12pt" style:font-style-asian="italic" style:font-size-complex="12pt" style:font-style-complex="italic"/>
    </style:style>
    <style:style style:name="T14" style:family="text">
      <style:text-properties style:use-window-font-color="true" style:font-name="Times New Roman" fo:font-size="12pt" fo:language="pt" fo:country="BR" style:letter-kerning="true" style:font-name-asian="Lucida Sans Unicode" style:font-size-asian="12pt" style:language-asian="zh" style:country-asian="CN" style:font-name-complex="Times New Roman" style:font-size-complex="12pt" style:language-complex="ar" style:country-complex="SA"/>
    </style:style>
    <style:style style:name="T15" style:family="text">
      <style:text-properties style:use-window-font-color="true" fo:language="pt" fo:country="BR" fo:font-weight="normal" style:letter-kerning="true" style:font-name-asian="Lucida Sans Unicode" style:language-asian="zh" style:country-asian="CN" style:font-weight-asian="normal" style:font-name-complex="Times New Roman" style:language-complex="ar" style:country-complex="SA" style:font-weight-complex="normal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000000"/>
    </style:style>
    <style:style style:name="T20" style:family="text">
      <style:text-properties fo:color="#000000" style:font-name="Times New Roman" fo:font-size="12pt" style:font-size-asian="12pt" style:font-size-complex="12pt"/>
    </style:style>
    <style:style style:name="T21" style:family="text">
      <style:text-properties fo:language="en" fo:country="none"/>
    </style:style>
    <style:style style:name="T22" style:family="text">
      <style:text-properties fo:font-style="italic" fo:font-weight="bold" style:font-style-asian="italic" style:font-weight-asian="bold"/>
    </style:style>
    <style:style style:name="T23" style:family="text">
      <style:text-properties fo:font-style="italic" style:font-name-asian="Times New Roman" style:language-asian="ar" style:country-asian="SA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font-name-asian="Times New Roman" style:language-asian="ar" style:country-asian="SA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style:font-weight-complex="bol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apítulo 1 - Conhecendo o Interlegis: Produtos, Serviços e as Comunidades de Práticas<text:tab/>7</text:p>
      <text:p text:style-name="P8">O que é o Interlegis?<text:tab/>7</text:p>
      <text:p text:style-name="P8">Como nasceu o Programa Interlegis?<text:tab/>7</text:p>
      <text:p text:style-name="P8">Quem é o Diretor Nacional do Interlegis?<text:tab/>7</text:p>
      <text:p text:style-name="P8">Quem pode aderir ao Programa Interlegis?<text:tab/>7</text:p>
      <text:p text:style-name="P8">De que forma poderá ser feita a adesão ao Programa Interlegis?<text:tab/>7</text:p>
      <text:p text:style-name="P8">Como Participar da Comunidade Interlegis?<text:tab/>8</text:p>
      <text:p text:style-name="P8">Quais são as melhores práticas no uso de listas?<text:tab/>9</text:p>
      <text:p text:style-name="P8">Quais os Produtos e serviços disponibilizados até o momento?<text:tab/>9</text:p>
      <text:p text:style-name="P8">O que é a Rede Nacional Interlegis (RNI)?<text:tab/>9</text:p>
      <text:p text:style-name="P8">O que é o Portal Interlegis?<text:tab/>9</text:p>
      <text:p text:style-name="P8">O que é a Rede de Videoconferência Interlegis?<text:tab/>10</text:p>
      <text:p text:style-name="P8">O que é o GITEC (Grupo Interlegis de Tecnologia)?<text:tab/>10</text:p>
      <text:p text:style-name="P8">O que é o GIAL (Grupo Interlegis de Assessoria Legislativa)?<text:tab/>10</text:p>
      <text:p text:style-name="P8">O que é o GICOM (Grupo Interlegis de Comunicação)?<text:tab/>11</text:p>
      <text:p text:style-name="P8">O que é o SAPL (Sistema de Apoio ao Processo Legislativo)?<text:tab/>11</text:p>
      <text:p text:style-name="P8">O que é o SAAP (Sistema de Apoio à Atividade Parlament12ar)?<text:tab/>12</text:p>
      <text:p text:style-name="P8">O que é o Portal Modelo?<text:tab/>12</text:p>
      <text:p text:style-name="P8">O que é o SABERES?<text:tab/>13</text:p>
      <text:p text:style-name="P8">O que é o produto “Modelo de Proposições Legislativas”?<text:tab/>14</text:p>
      <text:p text:style-name="P8">Que compromissos a Casa Legislativa deve assumir para ter sucesso em relação a <text:s/>parceira do Interlegis sendo usuária dos seus Produtos e Serviços?<text:tab/>14</text:p>
      <text:p text:style-name="P8">Como o Interlegis desenvolve e disponibiliza seus produtos?<text:tab/>15</text:p>
      <text:p text:style-name="P8">Como é dado o suporte aos produtos desenvolvidos pelo Interlegis?<text:tab/>16</text:p>
      <text:p text:style-name="P21">Como é feita a adaptação dos produtos às necessidades específicas de cada Casa Legislativa?<text:tab/>16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15" text:outline-level="1"><text:soft-page-break/>Capítulo 1 - Conhecendo o Interlegis: Produtos, Serviços e as Comunidades de Práticas</text:h>
      <text:h text:style-name="P16" text:outline-level="2"><text:bookmark-start text:name="__RefHeading__12_1639227999"/>O que é o Interlegis?<text:bookmark-end text:name="__RefHeading__12_1639227999"/></text:h>
      <text:p text:style-name="P1"><text:span text:style-name="T1">O Interlegis é uma Secretaria Especial do </text:span><text:a xlink:type="simple" xlink:href="http://www.senado.gov.br/" office:target-frame-name="_blank" xlink:show="new" text:style-name="Internet_20_link" text:visited-style-name="Visited_20_Internet_20_Link"><text:span text:style-name="Internet_20_link"><text:span text:style-name="T1">Senado Federal</text:span></text:span></text:a><text:span text:style-name="T1">, responsável pela execução do Programa Interlegis. </text:span></text:p>
      <text:p text:style-name="P2">A missão precípua do Programa Interlegis é a de modernizar e fortalecer o Poder Legislativo Brasileiro, nos níveis Municipal, Estadual e Federal com a capacitação de servidores e de parlamentares, a disponibilização de equipamentos, produtos e serviços nas áreas de: Infraestrutura Tecnológica; Sistemas de Informação para as áreas Legislativa, Informação, Comunicação e Administrativa; e, na melhoria de processos organizacionais, formando assim a Comunidade Virtual do Poder Legislativo – o mundo Interlegis.</text:p>
      <text:h text:style-name="P17" text:outline-level="2"><text:bookmark-start text:name="__RefHeading__14_1639227999"/>Como nasceu o Programa Interlegis?<text:bookmark-end text:name="__RefHeading__14_1639227999"/></text:h>
      <text:p text:style-name="P1"><text:span text:style-name="T1">Em 1997, a partir de uma ideia do </text:span><text:a xlink:type="simple" xlink:href="http://www.senado.gov.br/prodasen" text:style-name="Internet_20_link" text:visited-style-name="Visited_20_Internet_20_Link"><text:span text:style-name="Internet_20_link"><text:span text:style-name="T1">PRODASEN</text:span></text:span></text:a><text:span text:style-name="T1">, encampada pelo</text:span><text:span text:style-name="Internet_20_link"><text:span text:style-name="T2"> </text:span></text:span><text:span text:style-name="T1">então presidente do Senado Federal, senador Antônio Carlos Magalhães, que vislumbrou a possibilidade de unir virtualmente todos os legislativos brasileiros.</text:span></text:p>
      <text:p text:style-name="P1"><text:span text:style-name="T1">Dessa visão, materializou-se a parceria entre o </text:span><text:a xlink:type="simple" xlink:href="http://www.senado.gov.br/" office:target-frame-name="_blank" xlink:show="new" text:style-name="Internet_20_link" text:visited-style-name="Visited_20_Internet_20_Link"><text:span text:style-name="Internet_20_link"><text:span text:style-name="T1">Senado Federal</text:span></text:span></text:a><text:span text:style-name="T1"> e o </text:span><text:a xlink:type="simple" xlink:href="http://www.iadb.org/" office:target-frame-name="_blank" xlink:show="new" text:style-name="Internet_20_link" text:visited-style-name="Visited_20_Internet_20_Link"><text:span text:style-name="Internet_20_link"><text:span text:style-name="T1">Banco Interamericano de Desenvolvimento – BID</text:span></text:span></text:a><text:span text:style-name="T1">.</text:span></text:p>
      <text:h text:style-name="P17" text:outline-level="2">Quem é o Diretor Nacional do Interlegis?</text:h>
      <text:p text:style-name="P2">É o Primeiro-Secretário do Senado Federal. </text:p>
      <text:h text:style-name="P17" text:outline-level="2"><text:bookmark-start text:name="__RefHeading__18_1639227999"/>Quem pode aderir ao Programa Interlegis?<text:bookmark-end text:name="__RefHeading__18_1639227999"/></text:h>
      <text:p text:style-name="P2">Casas Legislativas e Parlamentares das esferas federal, estadual e municipal. </text:p>
      <text:h text:style-name="P17" text:outline-level="2"><text:bookmark-start text:name="__RefHeading__20_1639227999"/>De que forma poderá ser feita a adesão ao Programa Interlegis?<text:bookmark-end text:name="__RefHeading__20_1639227999"/></text:h>
      <text:p text:style-name="P2">A adesão ao Interlegis pode ser feita, de modo fácil, assim:</text:p>
      <text:p text:style-name="P2">Primeiramente, é necessário preencher o formulário de adesão com os seguintes procedimentos:</text:p>
      <text:list xml:id="list6122968666963002705" text:style-name="L1">
        <text:list-item>
          <text:p text:style-name="P10"><text:span text:style-name="T1">Pelo </text:span><text:a xlink:type="simple" xlink:href="http://www.interlegis.gov.br/informacoes_institucionais/adesao" text:style-name="Internet_20_link" text:visited-style-name="Visited_20_Internet_20_Link"><text:span text:style-name="Internet_20_link"><text:span text:style-name="T1">Portal Interlegis</text:span></text:span></text:a><text:span text:style-name="T1">&lt;</text:span><text:a xlink:type="simple" xlink:href="http://www.interlegis.leg.br/institucional/adesao" text:style-name="Internet_20_link" text:visited-style-name="Visited_20_Internet_20_Link"><text:span text:style-name="T1">http://www.interlegis.leg.br/institucional/adesao</text:span></text:a><text:span text:style-name="T1">&gt; onde pode ser acessado e preenchido o formulário, a seguir:</text:span></text:p>
        </text:list-item>
      </text:list>
      <text:p text:style-name="P6"><text:span text:style-name="T1">Formulário de Adesão de </text:span><text:a xlink:type="simple" xlink:href="http://www.interlegis.gov.br/comunidade/solicitacao-de-adesao-da-casa-legislativa" text:style-name="Internet_20_link" text:visited-style-name="Visited_20_Internet_20_Link"><text:span text:style-name="Internet_20_link"><text:span text:style-name="T1">Casa Legislativa</text:span></text:span></text:a><text:span text:style-name="T1">- em formato textual &lt;</text:span><text:a xlink:type="simple" xlink:href="http://www.interlegis.gov.br/comunidade/solicitacao-de-adesao-da-casa-legislativa" text:style-name="Internet_20_link" text:visited-style-name="Visited_20_Internet_20_Link"><text:span text:style-name="T1">http://www.interlegis.gov.br/comunidade/solicitacao-de-adesao-da-casa-legislativa</text:span></text:a><text:span text:style-name="T1">&gt; </text:span></text:p>
      <text:p text:style-name="P6"><text:span text:style-name="Internet_20_link"><text:span text:style-name="T1"/></text:span></text:p>
      <text:list xml:id="list113856294743930" text:continue-numbering="true" text:style-name="L1">
        <text:list-item>
          <text:p text:style-name="P10"><text:span text:style-name="T1">Em casos de dúvidas, sugere-se entrar em contato com o Interlegis: <text:s/>telefone (61) 3303-2556, fax (61) 3303-2797, <text:s/>e-mail: </text:span><text:a xlink:type="simple" xlink:href="mailto:ouvidoria@interlegis.gov.br" text:style-name="Internet_20_link" text:visited-style-name="Visited_20_Internet_20_Link"><text:span text:style-name="Internet_20_link"><text:span text:style-name="T1">ouvidoria@interlegis.leg.br</text:span></text:span></text:a><text:span text:style-name="T1">.</text:span></text:p>
        </text:list-item>
      </text:list>
      <text:p text:style-name="P2"><text:soft-page-break/>O formulário deve ser preenchido e assinado pelo Presidente da Casa Legislativa, no caso da instituição estar solicitando a adesão, ou apenas o Parlamentar, caso queira participar individualmente. </text:p>
      <text:p text:style-name="P1"><text:span text:style-name="T1">Em qualquer situação, o formulário </text:span><text:span text:style-name="Strong_20_Emphasis"><text:span text:style-name="T1">deve ser enviado pelo correio</text:span></text:span><text:span text:style-name="T1">, <text:s/>para o seguinte endereço:</text:span></text:p>
      <text:p text:style-name="P7">Senado Federal - Programa Interlegis</text:p>
      <text:p text:style-name="P7">Av. N2 - Anexo "E" do Senado Federal</text:p>
      <text:p text:style-name="P7">Brasília DF - Cep: 70165-900.</text:p>
      <text:h text:style-name="P17" text:outline-level="2"><text:bookmark-start text:name="__RefHeading__22_1639227999"/>Como Participar da Comunidade Interlegis?<text:bookmark-end text:name="__RefHeading__22_1639227999"/></text:h>
      <text:p text:style-name="P2">O mundo Interlegis, aberto a todos, <text:s/>fornece um canal de participação para a Comunidade Legislativa no desenvolvimento e na utilização de seus produtos.</text:p>
      <text:p text:style-name="P2">O COLAB é o portal colaborativo para a interação com a Comunidade Legislativa na proposição e troca de ideias sobre os projetos de software do Interlegis, tornando-se referência por apresentar em local próprio todo o processo do desenvolvimento dos softwares e a sua documentação, com atualizações, novas funcionalidades, boas práticas, dicas e experiências das Casas Legislativas. </text:p>
      <text:p text:style-name="P1"><text:span text:style-name="T1">Permite assim, além da visão geral dos produtos, todo o ambiente técnico disponível para a Comunidade do Legislativo. <text:s/>Confira: </text:span><text:a xlink:type="simple" xlink:href="http://colab.interlegis.gov.br/" text:style-name="Internet_20_link" text:visited-style-name="Visited_20_Internet_20_Link"><text:span text:style-name="Internet_20_link"><text:span text:style-name="T1">http://colab.interlegis.leg.br</text:span></text:span></text:a><text:span text:style-name="T1">.</text:span></text:p>
      <text:p text:style-name="P2">A interatividade é a grande meta do mundo Interlegis; logo, os principais veículos de comunicação são as listas de práticas, de troca de experiências e de acúmulo de conhecimentos. Uma lista é um serviço interativo que permite aos interessados, mediante cadastro, registrarem seu endereço de e-mail visando o envio/recebimento de mensagens sobre os assuntos pertinentes da lista. Cada mensagem enviada por um usuário tem sua distribuição pelo servidor de listas a todos os usuários participantes.</text:p>
      <text:p text:style-name="P2">O mundo Interlegis dispõe de quatro listas: <text:span text:style-name="T17">GITEC</text:span> – Grupo Interlegis de Tecnologia, <text:span text:style-name="T17">GIAL</text:span> – Grupo Interlegis de Assessoria Legislativa, <text:span text:style-name="T17">GICOM</text:span> – Grupo Interlegis de Comunicação e <text:span text:style-name="T17">INTERLEGIS –</text:span><text:span text:style-name="T18"> Comunidade do Poder Legislativo.</text:span></text:p>
      <text:p text:style-name="P2">Além das Listas de Práticas, outra importante ferramenta, o <text:span text:style-name="T16">MENSAGEIRO</text:span>, é utilizada para comunicação individualizada diretamente entre dois membros da Comunidade, que possibilita a troca de mensagens instantâneas, facilitando a comunicação rápida entre os membros da comunidade do legislativo. </text:p>
      <text:p text:style-name="P1"><text:span text:style-name="T1">Para informações sobre que cliente de mensageiro utilizar, acesse o endereço: </text:span><text:a xlink:type="simple" xlink:href="http://colab.interlegis.gov.br/wiki/MensageiroInstantaneo" text:style-name="Internet_20_link" text:visited-style-name="Visited_20_Internet_20_Link"><text:span text:style-name="Internet_20_link"><text:span text:style-name="T1">http://colab.interlegis.leg.br/wiki/MensageiroInstantaneo</text:span></text:span></text:a><text:span text:style-name="T1">.</text:span></text:p>
      <text:h text:style-name="P17" text:outline-level="2"><text:bookmark-start text:name="__RefHeading__24_1639227999"/>Quais são as melhores práticas no uso de listas?<text:bookmark-end text:name="__RefHeading__24_1639227999"/></text:h>
      <text:p text:style-name="P2">Uma lista deve ser utilizada com responsabilidade. Por isto foram listadas algumas dicas para seu uso:</text:p>
      <text:list xml:id="list6536321725719373905" text:style-name="L2">
        <text:list-item>
          <text:p text:style-name="P19">Envie mensagens pessoais diretamente ao seu (sua) destinatário (a); </text:p>
        </text:list-item>
        <text:list-item>
          <text:p text:style-name="P20"><text:soft-page-break/>Escreva mensagens detalhadas, porém objetivas sobre seu assunto questionado, resolvido ou sugestões colaborativas; </text:p>
        </text:list-item>
        <text:list-item>
          <text:p text:style-name="P20">Evite o envio de anexos nas mensagens; </text:p>
        </text:list-item>
        <text:list-item>
          <text:p text:style-name="P20">Use formatação texto puro, não HTML, para compor suas mensagens; </text:p>
        </text:list-item>
        <text:list-item>
          <text:p text:style-name="P20">Escreva normalmente com letras maiúsculas e minúsculas;</text:p>
        </text:list-item>
        <text:list-item>
          <text:p text:style-name="P20">Não repasse correntes, spams e similares para a lista; </text:p>
        </text:list-item>
        <text:list-item>
          <text:p text:style-name="P20">Sempre preencha o assunto (subject) na mensagem, coerente com o seu propósito e conteúdo da mensagem; </text:p>
        </text:list-item>
        <text:list-item>
          <text:p text:style-name="P20">Tenha cuidado com a linguagem que você utiliza. O mundo Interlegis é institucional e requer urbanidade no trato; </text:p>
        </text:list-item>
        <text:list-item>
          <text:p text:style-name="P20"><text:span text:style-name="T20">Se você estiver com alguma dúvida tente buscar antes a solução na base de conhecimentos, que é o histórico da lista: </text:span><text:a xlink:type="simple" xlink:href="http://colab.interlegis.leg.br/" text:style-name="Internet_20_link" text:visited-style-name="Visited_20_Internet_20_Link"><text:span text:style-name="Internet_20_link"><text:span text:style-name="T1">http://colab.interlegis.leg.br</text:span></text:span></text:a></text:p>
        </text:list-item>
        <text:list-item>
          <text:p text:style-name="P20"><text:span text:style-name="T20">Se não encontrar a solução, envie seu questionamento para o endereço </text:span><text:a xlink:type="simple" xlink:href="mailto:gitec@listas.interlegis.gov.br" text:style-name="Internet_20_link" text:visited-style-name="Visited_20_Internet_20_Link"><text:span text:style-name="Internet_20_link"><text:span text:style-name="T1">gitec@listas.interlegis.leg.br</text:span></text:span></text:a><text:span text:style-name="T20">, ou </text:span><text:a xlink:type="simple" xlink:href="mailto:gial@listas.interlegis.gov.br" text:style-name="Internet_20_link" text:visited-style-name="Visited_20_Internet_20_Link"><text:span text:style-name="Internet_20_link"><text:span text:style-name="T1">gial@listas.interlegis.leg.br</text:span></text:span></text:a><text:span text:style-name="T20"> , </text:span><text:a xlink:type="simple" xlink:href="mailto:gicom@listas.interlegis.gov.br" text:style-name="Internet_20_link" text:visited-style-name="Visited_20_Internet_20_Link"><text:span text:style-name="Internet_20_link"><text:span text:style-name="T1">gicom@listas.interlegis.leg.br</text:span></text:span></text:a><text:span text:style-name="T20"> ou </text:span><text:a xlink:type="simple" xlink:href="mailto:interlegis@listas.interlegis.gov.br" text:style-name="Internet_20_link" text:visited-style-name="Visited_20_Internet_20_Link"><text:span text:style-name="Internet_20_link"><text:span text:style-name="T1">interlegis@listas.interlegis.leg.br</text:span></text:span></text:a><text:span text:style-name="T20"> conforme o caso. </text:span></text:p>
        </text:list-item>
        <text:list-item>
          <text:p text:style-name="P20"><text:span text:style-name="T19">Assine</text:span><text:span text:style-name="T21"> os </text:span>seus<text:span text:style-name="T21"> e-mails, identificando a sua função e a organização na qual trabalha. </text:span></text:p>
        </text:list-item>
      </text:list>
      <text:h text:style-name="P17" text:outline-level="2"><text:bookmark-start text:name="__RefHeading__26_1639227999"/>Quais os Produtos e serviços disponibilizados até o momento?<text:bookmark-end text:name="__RefHeading__26_1639227999"/></text:h>
      <text:p text:style-name="P2">A rede nacional Interlegis (RNI); a rede de videoconferências; o Portal Interlegis; as Comunidade de Práticas: Grupo Interlegis de Tecnologia (GITEC), Grupo Interlegis de Assessoria Legislativa (GIAL) e o Grupo Interlegis de Comunicações (GICOM); o Sistema de Apoio ao Processo Legislativo (SAPL); o Portal Modelo (PM); o Sistema de Apoio à Atividade Parlamentar (SAAP); o Portal de Educação a Distância (SABERES); os Modelos de Proposições Legislativas no portal Interlegis, além das boas práticas com informações de como o parlamentar deve atuar junto aos cidadãos, considerando os aspectos legal e <text:s/>ético da sua representação.</text:p>
      <text:h text:style-name="P17" text:outline-level="2"><text:bookmark-start text:name="__RefHeading__28_1639227999"/>O que é a Rede Nacional Interlegis (RNI)?<text:bookmark-end text:name="__RefHeading__28_1639227999"/></text:h>
      <text:p text:style-name="P2">A <text:span text:style-name="T16">Rede Nacional </text:span><text:span text:style-name="T22">Interlegis</text:span><text:span text:style-name="T16"> (RNI)</text:span>, que integra os estados da federação por videoconferência, telefonia e dados bem como dos municípios pela Internet, conectando a todos e formando a Comunidade Interlegis.</text:p>
      <text:h text:style-name="P17" text:outline-level="2"><text:bookmark-start text:name="__RefHeading__30_1639227999"/>O que é o Portal Interlegis?<text:bookmark-end text:name="__RefHeading__30_1639227999"/></text:h>
      <text:p text:style-name="P1"><text:span text:style-name="T1">O </text:span><text:span text:style-name="T3">Portal Interlegis</text:span><text:span text:style-name="T1">, acessível pelo endereço </text:span><text:a xlink:type="simple" xlink:href="http://www.interlegis.gov.br/" office:target-frame-name="_blank" xlink:show="new" text:style-name="Internet_20_link" text:visited-style-name="Visited_20_Internet_20_Link"><text:span text:style-name="Internet_20_link"><text:span text:style-name="T1">www.interlegis.leg.br</text:span></text:span></text:a><text:span text:style-name="T1">, é o centro de encontro da Comunidade Interlegis </text:span><text:span text:style-name="T14">– o mundo Interlegis.</text:span></text:p>
      <text:h text:style-name="P17" text:outline-level="2"><text:bookmark-start text:name="__RefHeading__32_1639227999"/>O que é a Rede de Videoconferência Interlegis?<text:bookmark-end text:name="__RefHeading__32_1639227999"/></text:h>
      <text:p text:style-name="P2">A rede de <text:span text:style-name="T16">videoconferências</text:span> do Interlegis se constitui, hoje, em um forte instrumento de comunicação com as Assembleias Legislativas e tem atendido não só ao Poder Legislativo mas, também, o Executivo, o Judiciário e a organismos internacionais, como o Banco Mundial. </text:p>
      <text:h text:style-name="P17" text:outline-level="2"><text:bookmark-start text:name="__RefHeading__34_1639227999"/><text:soft-page-break/>O que é o GITEC (Grupo Interlegis de Tecnologia)?<text:bookmark-end text:name="__RefHeading__34_1639227999"/></text:h>
      <text:p text:style-name="P2">Comunidade formada por profissionais de informática e técnicos afins das Casas Legislativas, que dão sustentação aos principais produtos desenvolvidos pelo Interlegis. </text:p>
      <text:p text:style-name="P2">É o canal oficial de suporte ao uso, de soluções de problemas e de sugestões de melhorias aos produtos de software desenvolvidos pelo Interlegis. </text:p>
      <text:p text:style-name="P2">Funciona como canal para a comunicação, troca de experiências e registro de conhecimentos e de práticas entre os seus membros com relação à informatização de Casas Legislativas.</text:p>
      <text:p text:style-name="P5"><text:span text:style-name="T1">Para conhecer mais detalhes sobre o </text:span><text:span text:style-name="T3">GITEC</text:span><text:span text:style-name="T1"> acesse: </text:span><text:a xlink:type="simple" xlink:href="http://www.interlegis.leg.br/comunidade/comunidade-gitec" text:style-name="Internet_20_link" text:visited-style-name="Visited_20_Internet_20_Link"><text:span text:style-name="T1">http://www.interlegis.leg.br/comunidade/comunidade-gitec</text:span></text:a></text:p>
      <text:p text:style-name="P3"><text:s/>Envie mensagens pessoais diretamente ao seu (sua) destinatário (a); </text:p>
      <text:list xml:id="list113856393361498" text:continue-numbering="true" text:style-name="L2">
        <text:list-item>
          <text:p text:style-name="P20">Escreva mensagens detalhadas, porém objetivas sobre seu assunto questionado, resolvido ou sugestões colaborativas; </text:p>
        </text:list-item>
        <text:list-item>
          <text:p text:style-name="P20">Evite o envio de anexos nas mensagens; </text:p>
        </text:list-item>
        <text:list-item>
          <text:p text:style-name="P20">Use formatação texto puro, não HTML, para compor suas mensagens; </text:p>
        </text:list-item>
        <text:list-item>
          <text:p text:style-name="P20">Escreva normalmente com letras maiúsculas e minúsculas;</text:p>
        </text:list-item>
        <text:list-item>
          <text:p text:style-name="P20">Não repasse correntes, spams e similares para a lista; </text:p>
        </text:list-item>
        <text:list-item>
          <text:p text:style-name="P20">Sempre preencha o assunto (subject) na mensagem, coerente com o seu propósito e conteúdo da mensagem; </text:p>
        </text:list-item>
      </text:list>
      <text:p text:style-name="P5"><text:span text:style-name="T1">Tenha cuidado com a linguagem que você utiliza. O mundo Interlegis é institucional e requer urbanidade no trato; <text:s/></text:span><text:a xlink:type="simple" xlink:href="http://www.interlegis.gov.br/comunidade/comunidade-gitec" text:style-name="Internet_20_link" text:visited-style-name="Visited_20_Internet_20_Link"><text:span text:style-name="Internet_20_link"><text:span text:style-name="T1">http://www.interlegis.leg.br/comunidade/comunidade-gitec</text:span></text:span></text:a><text:span text:style-name="T1">.</text:span></text:p>
      <text:p text:style-name="P1"><text:span text:style-name="T1">Para participar desta comunidade basta acessar o site </text:span><text:a xlink:type="simple" xlink:href="http://listas.interlegis.gov.br/" office:target-frame-name="_blank" xlink:show="new" text:style-name="Internet_20_link" text:visited-style-name="Visited_20_Internet_20_Link"><text:span text:style-name="Internet_20_link"><text:span text:style-name="T1">http://listas.interlegis.leg.br</text:span></text:span></text:a><text:span text:style-name="T1"> e se cadastrar e, então, enviar perguntas e/ou respostas enviando emails para </text:span><text:a xlink:type="simple" xlink:href="mailto:gitec@listas.interlegis.gov.br" text:style-name="Internet_20_link" text:visited-style-name="Visited_20_Internet_20_Link"><text:span text:style-name="Internet_20_link"><text:span text:style-name="T1">gitec@listas.interlegis.leg.br</text:span></text:span></text:a><text:a xlink:type="simple" xlink:href="mailto:gitec@listas.interlegis.gov.br" office:target-frame-name="_blank" xlink:show="new" text:style-name="Internet_20_link" text:visited-style-name="Visited_20_Internet_20_Link"><text:span text:style-name="Internet_20_link"><text:span text:style-name="T1">.</text:span></text:span></text:a></text:p>
      <text:h text:style-name="P17" text:outline-level="2"><text:bookmark-start text:name="__RefHeading__36_1639227999"/>O que é o GIAL (Grupo Interlegis de Assessoria Legislativa)?<text:bookmark-end text:name="__RefHeading__36_1639227999"/></text:h>
      <text:p text:style-name="P2"><text:span text:style-name="T15">Comunidade</text:span> formada por profissionais que trabalham com o <text:span text:style-name="T18">Processo Legislativo</text:span><text:span text:style-name="T16">,</text:span> onde é possível debater temas sobre as rotinas legislativas das Casas. </text:p>
      <text:p text:style-name="P2">É composta por membros da Comunidade Legislativa, interessados na discussão sobre o Processo Legislativo e suas várias formas de utilização, seguindo as regras estabelecidas na Constituição Federal, Estadual e Municipal e, também, na Lei Orgânica do Município e no Regimento Interno das Casas Legislativas.</text:p>
      <text:p text:style-name="P5"><text:span text:style-name="T1">Para ver mais detalhes sobre o </text:span><text:span text:style-name="T3">GIAL</text:span><text:span text:style-name="T1"> acesse </text:span><text:a xlink:type="simple" xlink:href="http://www.interlegis.gov.br/comunidade/comunidade-gial" text:style-name="Internet_20_link" text:visited-style-name="Visited_20_Internet_20_Link"><text:span text:style-name="Internet_20_link"><text:span text:style-name="T1">http://www.interlegis.leg.br/comunidade/comunidade-gial</text:span></text:span></text:a><text:span text:style-name="T1">.</text:span></text:p>
      <text:p text:style-name="P5"><text:span text:style-name="T1">Para participar desta comunidade basta acessar o site </text:span><text:a xlink:type="simple" xlink:href="http://listas.interlegis.gov.br/" office:target-frame-name="_blank" xlink:show="new" text:style-name="Internet_20_link" text:visited-style-name="Visited_20_Internet_20_Link"><text:span text:style-name="Internet_20_link"><text:span text:style-name="T1">http://listas.interlegis.leg.br</text:span></text:span></text:a><text:span text:style-name="T1">, e se cadastrar e, então, enviar perguntas e respostas</text:span><text:span text:style-name="T9"> Envie mensagens pessoais diretamente ao seu (sua) destinatário (a); </text:span></text:p>
      <text:list xml:id="list113855236324029" text:continue-numbering="true" text:style-name="L2">
        <text:list-item>
          <text:p text:style-name="P20">Escreva mensagens detalhadas, porém objetivas sobre seu assunto questionado, resolvido ou sugestões colaborativas; </text:p>
        </text:list-item>
        <text:list-item>
          <text:p text:style-name="P20">Evite o envio de anexos nas mensagens; </text:p>
        </text:list-item>
        <text:list-item>
          <text:p text:style-name="P20">Use formatação texto puro, não HTML, para compor suas mensagens; </text:p>
        </text:list-item>
        <text:list-item>
          <text:p text:style-name="P20"><text:soft-page-break/>Escreva normalmente com letras maiúsculas e minúsculas;</text:p>
        </text:list-item>
        <text:list-item>
          <text:p text:style-name="P20">Não repasse correntes, spams e similares para a lista; </text:p>
        </text:list-item>
        <text:list-item>
          <text:p text:style-name="P20">Sempre preencha o assunto (subject) na mensagem, coerente com o seu propósito e conteúdo da mensagem; </text:p>
        </text:list-item>
      </text:list>
      <text:p text:style-name="P5"><text:span text:style-name="T1">Tenha cuidado com a linguagem que você utiliza. O mundo Interlegis é institucional e</text:span><text:span text:style-name="T9"> requer urbanidade no trato; <text:s/></text:span><text:span text:style-name="T11">para o </text:span><text:span text:style-name="T9">e-mails para </text:span><text:a xlink:type="simple" xlink:href="mailto:gial@listas.interlegis.gov.br" text:style-name="Internet_20_link" text:visited-style-name="Visited_20_Internet_20_Link"><text:span text:style-name="Internet_20_link"><text:span text:style-name="T9">gial@listas.interlegis.leg.br</text:span></text:span></text:a><text:a xlink:type="simple" xlink:href="mailto:gial@listas.interlegis.gov.br" office:target-frame-name="_blank" xlink:show="new" text:style-name="Internet_20_link" text:visited-style-name="Visited_20_Internet_20_Link"><text:span text:style-name="Internet_20_link"><text:span text:style-name="T9">.</text:span></text:span></text:a></text:p>
      <text:h text:style-name="P17" text:outline-level="2"><text:bookmark-start text:name="__RefHeading__38_1639227999"/>O que é o GICOM (Grupo Interlegis de Comunicação)?<text:bookmark-end text:name="__RefHeading__38_1639227999"/></text:h>
      <text:p text:style-name="P2">Comunidade formada por profissionais que trabalham com comunicação, onde é possível compartilhar experiências sobre as diversas formas de comunicação institucional das casas legislativas. </text:p>
      <text:p text:style-name="P2">É composta por membros da Comunidade Legislativa ligados às questões que envolvem os processos de comunicação das casas legislativas, tais como, assessoria de imprensa, jornalismo, relações públicas, publicidade, consultoria de comunicação e imagem, rádio, televisão e mídias sociais. </text:p>
      <text:p text:style-name="P5"><text:span text:style-name="T1">Para ver mais detalhes sobre o </text:span><text:span text:style-name="T3">GICOM</text:span><text:span text:style-name="T1"> acesse </text:span><text:a xlink:type="simple" xlink:href="http://www.interlegis.gov.br/comunidade/comunidade-gicom" text:style-name="Internet_20_link" text:visited-style-name="Visited_20_Internet_20_Link"><text:span text:style-name="Internet_20_link"><text:span text:style-name="T1">http://www.interlegis.leg.br/comunidade/comunidade-gicom</text:span></text:span></text:a><text:span text:style-name="T1">.</text:span></text:p>
      <text:p text:style-name="P1"><text:span text:style-name="T1">Para participar desta comunidade basta acessar o site </text:span><text:a xlink:type="simple" xlink:href="http://listas.interlegis.gov.br/" text:style-name="Internet_20_link" text:visited-style-name="Visited_20_Internet_20_Link"><text:span text:style-name="Internet_20_link"><text:span text:style-name="T1">http://listas.interlegis.leg.br</text:span></text:span></text:a><text:span text:style-name="T1">, e se cadastrar e, então, enviar perguntas e respostas enviando e-mails para </text:span><text:a xlink:type="simple" xlink:href="mailto:gicom@listas.interlegis.gov.br" text:style-name="Internet_20_link" text:visited-style-name="Visited_20_Internet_20_Link"><text:span text:style-name="Internet_20_link"><text:span text:style-name="T1">gicom@listas.interlegis.leg.br</text:span></text:span></text:a><text:span text:style-name="T1">.</text:span></text:p>
      <text:h text:style-name="P17" text:outline-level="2"><text:bookmark-start text:name="__RefHeading__42_1639227999"/>O que é o SAPL (Sistema de Apoio ao Processo Legislativo)?<text:bookmark-end text:name="__RefHeading__42_1639227999"/></text:h>
      <text:p text:style-name="P2">O SAPL é o sistema que automatiza boa parte das atividades legislativas, torna mais fácil a produção legislativa, apoiando as Casas Legislativas nas suas atividades relacionadas ao processo legislativo em geral, como: elaboração de proposições, protocolo e tramitação das matérias legislativas, organização da pauta da sessão, registro de votações nas sessões plenárias, manutenção atualizada da base de leis, entre outras.</text:p>
      <text:p text:style-name="P2">Mantém e disponibiliza consultas às informações sobre Mesa Diretora, Comissões, Parlamentares, Pauta da Sessão Plenária, Sessão Plenária, Proposições, Matérias Legislativas e suas tramitações, e, Normas Jurídicas. </text:p>
      <text:p text:style-name="P2">Assim, com a informatização do rito processual legislativo, facilita as atividades dos parlamentares internamente na Casa e, ao mesmo tempo, permite aos cidadãos acompanharem, via web, todo o andamento dos Processos Legislativos além do acesso à Legislação existente.</text:p>
      <text:p text:style-name="P2"><text:span text:style-name="T25">Um detalhe técnico: As proposições nele digitadas são armazenadas segundo o padrão XML (</text:span><text:span text:style-name="T23">Extensible Markup Language</text:span><text:span text:style-name="T25">), linguagem utilizada na web.</text:span></text:p>
      <text:p text:style-name="P4">Permite o envio e o registro de protocolo das proposições junto à administração legislativa gerando comprovante de entrega.</text:p>
      <text:p text:style-name="P4"><text:soft-page-break/>Após deliberação, votação e encaminhamento para o executivo sancionar ou vetar ou <text:s/>publicar, a matéria poderá retornar ao sistema, na forma de lei, quando passa a fazer parte da base de Leis Municipais ou Normas Jurídicas. </text:p>
      <text:p text:style-name="P4">Pode também Armazenar Normas Jurídicas em qualquer um dos padrões: <text:span text:style-name="T24">pdf, odt, doc, txt, HTML, XML, entre outros - </text:span><text:span text:style-name="T26">tanto os textos das matérias legislativas como das normas Jurídicas podem ser consultados, pois, é no instante do armazenamento do texto integral que o SAPL faz a indexação automática de todas palavras nele contidas.</text:span></text:p>
      <text:p text:style-name="P4">Pode ser integrado ao Portal Modelo, permitindo o acesso às suas funções e às informações que armazena, através do navegador <text:span text:style-name="T24">web</text:span> padrão.</text:p>
      <text:p text:style-name="P1"><text:span text:style-name="T6">Veja a documentação deste sistema em: </text:span><text:a xlink:type="simple" xlink:href="http://colab.interlegis.gov.br/wiki/ProjetoSapl" office:target-frame-name="_blank" xlink:show="new" text:style-name="Internet_20_link" text:visited-style-name="Visited_20_Internet_20_Link"><text:span text:style-name="Internet_20_link"><text:span text:style-name="T6">http://colab.interlegis.leg.br/wiki/ProjetoSapl</text:span></text:span></text:a><text:span text:style-name="T6">. </text:span></text:p>
      <text:h text:style-name="P18" text:outline-level="2"><text:bookmark-start text:name="__RefHeading__44_1639227999"/><text:span text:style-name="T27">O que é o SAAP (</text:span>Sistema de Apoio à Atividade Parlamentar)<text:span text:style-name="T27">?</text:span><text:bookmark-end text:name="__RefHeading__44_1639227999"/></text:h>
      <text:p text:style-name="P2">O SAAP tem como finalidade <text:span text:style-name="T25">prover um conjunto de componentes integrados que permita a otimização das tarefas inerentes ao gabinete ligadas às atividades do parlamentar. Isso envolve principalmente o gerenciamento das interações entre os parlamentares e pessoas, grupos e organizações de interesse. As principais funcionalidades estão disponíveis a seguir: calendário, geração de mala-direta, marcação de eventos, agendamento de reuniões, gestão de pleitos - contemplando o recebimento da solicitação, o acompanhamento das ações relacionadas e o retorno ao solicitante do resultado final obtido - geração e distribuição de boletins eletrônicos via e-mails, etc. </text:span></text:p>
      <text:p text:style-name="P2">Na utilização do SAAP, se for necessário uma migração, ele é um agente facilitador do processo, pois permite a importação e exportação de dados armazenados em formatos padrão compatíveis e utilizados em <text:s/>outros produtos como, por exemplo, o formato csv. <text:s/>A sua interação com os usuários se dá por meio de interface de navegador web padrão.</text:p>
      <text:p text:style-name="P1"><text:span text:style-name="T1">Veja a documentação deste sistema em: </text:span><text:a xlink:type="simple" xlink:href="http://colab.interlegis.gov.br/wiki/ProjetoSaap" office:target-frame-name="_blank" xlink:show="new" text:style-name="Internet_20_link" text:visited-style-name="Visited_20_Internet_20_Link"><text:span text:style-name="Internet_20_link"><text:span text:style-name="T1">http://colab.interlegis.leg.br/wiki/ProjetoSaap</text:span></text:span></text:a><text:span text:style-name="T1">. </text:span></text:p>
      <text:h text:style-name="P17" text:outline-level="2"><text:bookmark-start text:name="__RefHeading__46_1639227999"/>O que é o Portal Modelo?<text:bookmark-end text:name="__RefHeading__46_1639227999"/></text:h>
      <text:p text:style-name="P2">O Portal Modelo é Ponto de presença da Casa Legislativa na Internet. </text:p>
      <text:p text:style-name="P2">Um produto de gerenciamento de conteúdo na internet, moldado em sua estrutura para o atendimento às inúmeras funcionalidades das Casas Legislativas e orientado para a publicação na web de informações relevantes sobre a sua atuação legislativa e administrativa de interesse <text:s/>público. </text:p>
      <text:p text:style-name="P2">Permite disponibilizar ao cidadão, toda a produção legislativa da Casa, bem como a de seus parlamentares. <text:s/></text:p>
      <text:p text:style-name="P1"><text:span text:style-name="T1">Possibilita a criação de diversos canais de comunicação com a sociedade, seja por meio da distribuição de boletins eletrônicos – diretamente aos cidadãos via e-mails, serviço de</text:span> <text:span text:style-name="T1">Ouvidoria, fale conosco e canais RSS (Really Simple Syndication) ou Feeds, que são agregadores de conteúdo como notícias e outros. <text:s/></text:span></text:p>
      <text:p text:style-name="P2"><text:soft-page-break/>Permite plena transparência das atividades parlamentares com o cidadão, mediante um canal direto – a Ouvidoria, órgão que recebe reclamações, sugestões e fornece informações sobre os Parlamentares e atividades da Casa Legislativa. </text:p>
      <text:p text:style-name="P2">Tecnicamente falando, é um sistema para publicação de diversos conteúdos (documentos, imagens, links, notícias, eventos e demais serviços) na Internet. </text:p>
      <text:p text:style-name="P2">Com isso, todas as informações da Casa Legislativa são publicadas, dando transparência de suas atividades e da interação cidadão-parlamentar; colocadas disponíveis por mecanismos inteligente de buscas e pesquisas de documentos publicados no portal, criação de chats, fóruns, pesquisas de opinião e outros recursos funcionais.</text:p>
      <text:p text:style-name="P5"><text:span text:style-name="T1">Veja a documentação deste sistema em: </text:span><text:a xlink:type="simple" xlink:href="http://colab.interlegis.leg.br/wiki/ProjetoPortalModelo" text:style-name="Internet_20_link" text:visited-style-name="Visited_20_Internet_20_Link"><text:span text:style-name="T1">http://colab.interlegis.leg.br/wiki/ProjetoPortalModelo</text:span></text:a></text:p>
      <text:p text:style-name="P5"><text:span text:style-name="T1">Se preferir, visite o Portal Modelo de demonstração em: </text:span><text:a xlink:type="simple" xlink:href="http://portalmodelo.interlegis.gov.br/" text:style-name="Internet_20_link" text:visited-style-name="Visited_20_Internet_20_Link"><text:span text:style-name="Internet_20_link"><text:span text:style-name="T1">http://portalmodelo.interlegis.leg.br</text:span></text:span></text:a><text:span text:style-name="T1"> </text:span></text:p>
      <text:h text:style-name="P17" text:outline-level="2"><text:bookmark-start text:name="__RefHeading__48_1639227999"/>O que é o SABERES?<text:bookmark-end text:name="__RefHeading__48_1639227999"/></text:h>
      <text:p text:style-name="P1"><text:span text:style-name="T1">O Interlegis oferece à comunidade legislativa e aos demais cidadãos, </text:span><text:span text:style-name="T3">cursos a distância</text:span><text:span text:style-name="T7">, via web,</text:span><text:span text:style-name="T1"> que visam capacitar legisladores, servidores públicos e aos cidadãos em geral, de forma a auxiliá-los no exercício de suas funções. Os cursos são oferecidos on-line, através do </text:span><text:a xlink:type="simple" xlink:href="http://saberes.interlegis.gov.br/" office:target-frame-name="_blank" xlink:show="new" text:style-name="Internet_20_link" text:visited-style-name="Visited_20_Internet_20_Link"><text:span text:style-name="Internet_20_link"><text:span text:style-name="T1">ambiente virtual de ensino </text:span></text:span></text:a><text:a xlink:type="simple" xlink:href="http://saberes.interlegis.gov.br/" office:target-frame-name="_blank" xlink:show="new" text:style-name="Internet_20_link" text:visited-style-name="Visited_20_Internet_20_Link"><text:span text:style-name="Internet_20_link"><text:span text:style-name="T1">Saberes</text:span></text:span></text:a><text:span text:style-name="T1">&lt;</text:span><text:a xlink:type="simple" xlink:href="http://saberes.interlegis.gov.br/" text:style-name="Internet_20_link" text:visited-style-name="Visited_20_Internet_20_Link"><text:span text:style-name="T1">http://saberes.interlegis.leg.br/</text:span></text:a><text:span text:style-name="T1">&gt;, que utiliza o software livre </text:span><text:a xlink:type="simple" xlink:href="http://moodle.org/" office:target-frame-name="_blank" xlink:show="new" text:style-name="Internet_20_link" text:visited-style-name="Visited_20_Internet_20_Link"><text:span text:style-name="Internet_20_link"><text:span text:style-name="T1">Moodle</text:span></text:span></text:a><text:span text:style-name="T1">&lt;</text:span><text:a xlink:type="simple" xlink:href="https://moodle.org/" text:style-name="Internet_20_link" text:visited-style-name="Visited_20_Internet_20_Link"><text:span text:style-name="T1">https://moodle.org/</text:span></text:a><text:span text:style-name="T1">&gt;como base. Nele, além de ter acesso ao conteúdo dos cursos, os alunos participam de chats, praticam exercícios e participam de fóruns de discussão, além de terem acompanhamento de especialistas de conteúdo e de tutores, que os auxiliam no dia a dia do curso. Os cursos têm duração de dois meses em média, são gratuitos, abertos para o público em geral, e quem obtiver um bom aproveitamento recebe um certificado de participação.</text:span></text:p>
      <text:p text:style-name="P2">Os seguintes cursos são disponibilizados:</text:p>
      <text:list xml:id="list5889580464781537922" text:style-name="L3">
        <text:list-item>
          <text:p text:style-name="P11">Busca da Qualidade</text:p>
        </text:list-item>
        <text:list-item>
          <text:p text:style-name="P11">Fundamentos de Ensino a Distância</text:p>
        </text:list-item>
        <text:list-item>
          <text:p text:style-name="P11">Instituições de Controle Orçamentário</text:p>
        </text:list-item>
        <text:list-item>
          <text:p text:style-name="P11">Introdução à Lei de Responsabilidade Fiscal</text:p>
        </text:list-item>
        <text:list-item>
          <text:p text:style-name="P11">Introdução ao Jornalismo Legislativo</text:p>
        </text:list-item>
        <text:list-item>
          <text:p text:style-name="P11">Introdução ao Orçamento Público</text:p>
        </text:list-item>
        <text:list-item>
          <text:p text:style-name="P11">Lei de Responsabilidade Fiscal Avançado</text:p>
        </text:list-item>
        <text:list-item>
          <text:p text:style-name="P11">LRF - O Planejamento da Receita e da Despesa</text:p>
        </text:list-item>
        <text:list-item>
          <text:p text:style-name="P11">Licitações e Contratos</text:p>
        </text:list-item>
        <text:list-item>
          <text:p text:style-name="P11">Noções Básicas de Administração</text:p>
        </text:list-item>
        <text:list-item>
          <text:p text:style-name="P11">Orçamento Público</text:p>
        </text:list-item>
        <text:list-item>
          <text:p text:style-name="P11">Práticas de Orçamento Público</text:p>
        </text:list-item>
        <text:list-item>
          <text:p text:style-name="P11">Pregão Eletrônico</text:p>
          <text:list>
            <text:list-item>
              <text:p text:style-name="P11">Processo Legislativo</text:p>
            </text:list-item>
            <text:list-item>
              <text:p text:style-name="P11">Técnicas de Oratória </text:p>
            </text:list-item>
            <text:list-item>
              <text:p text:style-name="P11">BR Office/Libre Office – Write e Calc.</text:p>
            </text:list-item>
          </text:list>
        </text:list-item>
      </text:list>
      <text:p text:style-name="P1"><text:soft-page-break/><text:span text:style-name="T1">Para obter mais informações, os interessados poderão enviar e-mail para </text:span><text:a xlink:type="simple" xlink:href="mailto:saberes@interlegis.gov.br" text:style-name="Internet_20_link" text:visited-style-name="Visited_20_Internet_20_Link"><text:span text:style-name="Internet_20_link"><text:span text:style-name="T1">saberes@interlegis.leg.br</text:span></text:span></text:a><text:span text:style-name="T1">.</text:span></text:p>
      <text:h text:style-name="P17" text:outline-level="2"><text:bookmark-start text:name="__RefHeading__50_1639227999"/>O que é o produto “Modelo de Proposições Legislativas”?<text:bookmark-end text:name="__RefHeading__50_1639227999"/></text:h>
      <text:p text:style-name="P2">São ferramentas úteis aos Vereadores de todo o Brasil visando excelência na atuação parlamentar. Com uma série de modelos e minutas de proposições legislativas o Vereador poderá capturar e utilizar conforme sua necessidade. </text:p>
      <text:p text:style-name="P3">Está disponível no Portal Interlegis, em produtos e serviços:</text:p>
      <text:p text:style-name="P5"><text:a xlink:type="simple" xlink:href="http://www.interlegis.gov.br/produtos_servicos/documentos-legislativos" text:style-name="Internet_20_link" text:visited-style-name="Visited_20_Internet_20_Link"><text:span text:style-name="Internet_20_link"><text:span text:style-name="T1">http://www.interlegis.leg.br/produtos_servicos/documentos-legislativos</text:span></text:span></text:a><text:span text:style-name="T1">.</text:span></text:p>
      <text:h text:style-name="P17" text:outline-level="2"><text:bookmark-start text:name="__RefHeading__52_1639227999"/>Que compromissos a Casa Legislativa deve assumir para ter sucesso em relação a <text:s/>parceira do Interlegis sendo usuária dos seus Produtos e Serviços?<text:bookmark-end text:name="__RefHeading__52_1639227999"/></text:h>
      <text:p text:style-name="P2">Para que uma Casa Legislativa possa utilizar os Produtos disponibilizados pelo Interlegis, tem três opções: </text:p>
      <text:list xml:id="list2076184906168391887" text:style-name="L4">
        <text:list-item>
          <text:p text:style-name="P12"><text:span text:style-name="T1">Contratar os serviços de um Provedor que permita a instalação dos sistemas Interlegis em uma máquina servidora </text:span><text:a xlink:type="simple" xlink:href="http://www.ubuntu.com/" office:target-frame-name="_blank" xlink:show="new" text:style-name="Internet_20_link" text:visited-style-name="Visited_20_Internet_20_Link"><text:span text:style-name="Internet_20_link"><text:span text:style-name="T1">GNU/Linux Ubuntu</text:span></text:span></text:a><text:span text:style-name="T1">, e o acesso a estes sistemas via Internet; </text:span></text:p>
          <text:p text:style-name="P12"><text:span text:style-name="T1">2) Investir na construção de um ambiente para manter funcionando pelo menos um computador do tipo Servidor, onde serão instalados o Sistema Operacional </text:span><text:a xlink:type="simple" xlink:href="http://www.ubuntu.com/" office:target-frame-name="_blank" xlink:show="new" text:style-name="Internet_20_link" text:visited-style-name="Visited_20_Internet_20_Link"><text:span text:style-name="Internet_20_link"><text:span text:style-name="T1">GNU/Linux Ubuntu</text:span></text:span></text:a><text:span text:style-name="T1"> e os programas disponibilizados pelo Interlegis – inicialmente o SAPL, SAAP e o Portal Modelo. Para efeito de parâmetro, está disponível em </text:span><text:a xlink:type="simple" xlink:href="http://colab.interlegis.gov.br/wiki/FAQ" office:target-frame-name="_blank" xlink:show="new" text:style-name="Internet_20_link" text:visited-style-name="Visited_20_Internet_20_Link"><text:span text:style-name="Internet_20_link"><text:span text:style-name="T1">http://colab.interlegis.leg.br/wiki/FAQ</text:span></text:span></text:a><text:span text:style-name="T1"> a especificação técnica mínima das máquinas servidoras e estação de trabalho, além das instruções necessárias para a customização. Estas especificações poderão ser utilizadas como base para a aquisição de equipamentos caso a Casa assim o deseje; </text:span></text:p>
          <text:p text:style-name="P13">3) Solicitar hospedagem no ambiente do Interlegis.</text:p>
        </text:list-item>
      </text:list>
      <text:p text:style-name="P2">De nada adianta máquinas sem o ingrediente principal: pessoas motivadas para aprender a manusear os equipamentos e os sistemas. Se a Casa Legislativa optar por montar ou utilizar o seu próprio ambiente computacional, precisará investir na disponibilização de pelo menos um funcionário, preferencialmente de carreira, para assumir a responsabilidade de operar e administrar o ambiente, para garantir o funcionamento do conjunto: máquina servidora, rede interna, estações de trabalho e programas Interlegis. Adicionalmente, para o funcionamento do SAPL será necessário o envolvimento da pessoa ou equipe responsável pelo funcionamento do Processo Legislativo na casa, ou seja: <text:s/>protocolo de proposições, tramitação das matérias legislativas; atas, Sessão Plenária, publicação, etc. </text:p>
      <text:p text:style-name="P2">Para o bom funcionamento do Portal Modelo é necessário ter pelo menos uma pessoa da área de Comunicação Social dedicada a publicar todas as notícias legislativas e informações institucionais de interesse da população. </text:p>
      <text:p text:style-name="P2">Vale salientar que o SAPL é o principal produto do Interlegis, pois automatiza o processo de construção de leis de uma Casa Legislativa, que é uma de suas principais funções.</text:p>
      <text:p text:style-name="P1"><text:soft-page-break/><text:span text:style-name="T1">Uma vez disponibilizados os recursos indicados acima, é primordial que os técnicos se cadastrem no</text:span><text:span text:style-name="T3"> </text:span><text:a xlink:type="simple" xlink:href="http://listas.interlegis.gov.br/mailman/listinfo/gitec" office:target-frame-name="_blank" xlink:show="new" text:style-name="Internet_20_link" text:visited-style-name="Visited_20_Internet_20_Link"><text:span text:style-name="Internet_20_link"><text:span text:style-name="T1">Grupo de Tecnologia do Interlegis GITEC</text:span></text:span></text:a><text:span text:style-name="Internet_20_link"><text:span text:style-name="T1"> </text:span></text:span><text:span text:style-name="T1">&lt;</text:span><text:a xlink:type="simple" xlink:href="http://listas.interlegis.gov.br/mailman/listinfo/gitec" text:style-name="Internet_20_link" text:visited-style-name="Visited_20_Internet_20_Link"><text:span text:style-name="T1">http://listas.interlegis.gov.br/mailman/listinfo/gitec</text:span></text:a><text:span text:style-name="T1">&gt; para participar da Comunidade que é a principal fonte de aprendizado, troca de experiências e de relacionamento. Antes, porém, de começar a fazer perguntas para a Comunidade, sugerimos aos novos membros do GITEC a navegarem pelo portal de colaboração do Interlegis </text:span><text:a xlink:type="simple" xlink:href="http://colab.interlegis.gov.br/" office:target-frame-name="_blank" xlink:show="new" text:style-name="Internet_20_link" text:visited-style-name="Visited_20_Internet_20_Link"><text:span text:style-name="Internet_20_link"><text:span text:style-name="T1">http://colab.interlegis.leg.br</text:span></text:span></text:a><text:span text:style-name="T1">, e obterem o máximo de informações que puderem. Assim, iniciarão seus trabalhos já embasados e, certamente, com produtividade, de modo a melhor assegurar o sucesso da sua atuação.</text:span></text:p>
      <text:h text:style-name="P17" text:outline-level="2"><text:bookmark-start text:name="__RefHeading__54_1639227999"/>Como o Interlegis desenvolve e disponibiliza seus produtos?<text:bookmark-end text:name="__RefHeading__54_1639227999"/></text:h>
      <text:p text:style-name="P2">Na informatização de uma empresa ou de um órgão público, o custo de software normalmente é muito maior que o custo de aquisição dos equipamentos físicos (hardware). Considerando a realidade econômica da maior parte das casas legislativas brasileiras, o custo de software poderia inviabilizar os seus processos de informatização.</text:p>
      <text:p text:style-name="P2">Como alternativa ao software comercial, desde o seu início, o Interlegis propôs à Comunidade a utilização de software livre. </text:p>
      <text:p text:style-name="P2">Se o modelo de software livre, por um lado, provê aos usuários do software a liberdade de estudar a sua construção, modificá-lo e ajustá-lo às suas necessidades, por outro lado espera que, de algum modo, participem do seu desenvolvimento. É essa participação que garante a sobrevivência e a evolução do software.</text:p>
      <text:p text:style-name="P2">Além do benefício de não apresentar custo de aquisição ou de licenciamento, o software livre apresenta diversas características que o tornam similar (e até mesmo superior) ao software comercial em diversos aspectos: Acesso ao código-fonte; Qualidade; Modernidade; Facilidade de adaptação; Facilidade de obtenção; Garantia de evolução e Suporte.</text:p>
      <text:p text:style-name="P2">Por tudo isso, o Interlegis resolveu adotar a filosofia do software livre fornecendo seus produtos gratuitamente à Comunidade Legislativa, com código-fonte aberto e com licença de livre utilização, modificação e distribuição (licença GPL).</text:p>
      <text:h text:style-name="P17" text:outline-level="2"><text:bookmark-start text:name="__RefHeading__56_1639227999"/>Como é dado o suporte aos produtos desenvolvidos pelo Interlegis?<text:bookmark-end text:name="__RefHeading__56_1639227999"/></text:h>
      <text:p text:style-name="P2">Por meio das comunidades de práticas do Interlegis, especialmente o GITEC, onde os membros mais experientes respondem às questões dos que estão iniciando, e da equipe do Interlegis, que também participa dessa lista, no auxílio às soluções.</text:p>
      <text:h text:style-name="P17" text:outline-level="2"><text:bookmark-start text:name="__RefHeading__58_1639227999"/>Como é feita a adaptação dos produtos às necessidades específicas de cada Casa Legislativa?<text:bookmark-end text:name="__RefHeading__58_1639227999"/></text:h>
      <text:p text:style-name="P1"><text:span text:style-name="T1">Diversas Casas Legislativas já realizaram modificações nos produtos para adequá-los aos aspectos específicos de suas atividades. Quando percebem que essas alterações são de interesse de outras Casas, colocam-nas à disposição da Comunidade pela lista GITEC, pelo portal colaborativo </text:span><text:a xlink:type="simple" xlink:href="http://colab.interlegis.leg.br/" text:style-name="Internet_20_link" text:visited-style-name="Visited_20_Internet_20_Link"><text:span text:style-name="Internet_20_link"><text:span text:style-name="T1">http://colab.interlegis.leg.br</text:span></text:span></text:a><text:span text:style-name="Internet_20_link"><text:span text:style-name="T12"> e atualizam repositório correspondente, utilizando o produto de gestão de versões denominado </text:span></text:span><text:span text:style-name="Internet_20_link"><text:span text:style-name="T13">subversion.</text:span></text:span><text:span text:style-name="Internet_20_link"><text:span text:style-name="T12"> As atualizações geram novos </text:span></text:span><text:span text:style-name="Internet_20_link"><text:span text:style-name="T13">releases</text:span></text:span><text:span text:style-name="Internet_20_link"><text:span text:style-name="T12">, cujos códigos são colocados à disposição para us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tarSymbol" svg:font-family="Star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Itálico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Arial" fo:font-family="Arial" style:font-style-name="Negrito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tens" style:family="paragraph" style:parent-style-name="Standard" style:list-style-name="WW8Num16">
      <style:paragraph-properties fo:margin-top="0cm" fo:margin-bottom="0.101cm" loext:contextual-spacing="false" style:line-height-at-least="0.176cm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Itálico" style:font-family-generic="swiss" style:font-pitch="variable" fo:font-size="12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Negrito" style:font-family-generic="swiss" style:font-pitch="variable" fo:font-size="13pt" fo:font-weight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6z0" style:family="text">
      <style:text-properties style:font-name="Wingdings" fo:font-family="Wingdings" style:font-pitch="variable" style:font-charset="x-symbol"/>
    </style:style>
    <style:style style:name="Bullet_20_Symbols" style:display-name="Bullet Symbols" style:family="text">
      <style:text-properties style:font-name="StarSymbol" fo:font-family="StarSymbol, 'Arial Unicode MS'" fo:font-size="12pt" style:font-name-asian="StarSymbol" style:font-family-asian="StarSymbol, 'Arial Unicode MS'" style:font-size-asian="12pt" style:font-name-complex="StarSymbol" style:font-family-complex="StarSymbol, 'Arial Unicode MS'" style:font-size-complex="12pt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6">
      <text:list-level-style-bullet text:level="1" text:style-name="WW8Num16z0" text:bullet-char="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1:14:50.451973915</meta:creation-date>
    <dc:date>2017-04-19T11:38:54.811403205</dc:date>
    <meta:editing-duration>PT5M4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0" meta:paragraph-count="173" meta:word-count="3449" meta:character-count="23898" meta:non-whitespace-character-count="20581"/>
  </office:meta>
</office:document-meta>
</file>